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layout-cache" manifest:media-type="application/binary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72bdd"/>
    </style:style>
    <style:style style:name="T1" style:family="text">
      <style:text-properties officeooo:rsid="00172bdd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Objekti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kti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draw:name="Objekti3" text:anchor-type="paragraph" svg:width="16.004cm" svg:height="8.98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Standard"><draw:frame draw:style-name="fr1" draw:name="Objekti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/>
      <text:p text:style-name="Standard"><draw:frame draw:style-name="fr2" draw:name="Objekti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Standard"><draw:frame draw:style-name="fr1" draw:name="Objekti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draw:name="Objekti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Standard"><draw:frame draw:style-name="fr1" draw:name="Objekti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><draw:frame draw:style-name="fr2" draw:name="Objekti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Standard"><draw:frame draw:style-name="fr1" draw:name="Objekti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2" draw:name="Objekti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text:soft-page-break/></text:p>
      <text:p text:style-name="Standard"><draw:frame draw:style-name="fr1" draw:name="Objekti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2" draw:name="Objekti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Standard"><draw:frame draw:style-name="fr1" draw:name="Objekti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7S</meta:editing-duration>
    <meta:editing-cycles>4</meta:editing-cycles>
    <meta:generator>LibreOffice/4.0.3.3$Windows_x86 LibreOffice_project/0eaa50a932c8f2199a615e1eb30f7ac74279539</meta:generator>
    <dc:date>2013-08-20T14:58:54.43</dc:date>
    <meta:document-statistic meta:table-count="0" meta:image-count="0" meta:object-count="14" meta:page-count="7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5cm" svg:y="0.315cm" chart:style-name="ch2">
          <text:p>pieni.txt (1,6kt)</text:p>
        </chart:title>
        <chart:plot-area chart:style-name="ch3" chart:data-source-has-labels="both" svg:x="1.357cm" svg:y="1.631cm" svg:width="14.004cm" svg:height="6.181cm">
          <chartooo:coordinate-region svg:x="2.084cm" svg:y="1.843cm" svg:width="13.277cm" svg:height="5.757cm"/>
          <chart:axis chart:dimension="x" chart:name="primary-x" chart:style-name="ch4" chartooo:axis-type="auto">
            <chartooo:date-scale/>
            <chart:title svg:x="7.521cm" svg:y="7.992cm" chart:style-name="ch5">
              <text:p>Blokki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1.31">
                <text:p>31.3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3.11">
                <text:p>-23.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754cm" svg:y="0.315cm" chart:style-name="ch2">
          <text:p>kuva.bmp (6890 kt), pakkausaika</text:p>
        </chart:title>
        <chart:plot-area chart:style-name="ch3" chart:data-source-has-labels="both" svg:x="1.357cm" svg:y="1.631cm" svg:width="14.004cm" svg:height="6.181cm">
          <chartooo:coordinate-region svg:x="2.349cm" svg:y="1.843cm" svg:width="13.012cm" svg:height="5.296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98">
                <text:p>449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812cm" svg:y="0.315cm" chart:style-name="ch2">
          <text:p>Kalimba.mp3 (8217kt)</text:p>
        </chart:title>
        <chart:plot-area chart:style-name="ch3" chart:data-source-has-labels="both" svg:x="1.357cm" svg:y="1.631cm" svg:width="14.004cm" svg:height="6.181cm">
          <chartooo:coordinate-region svg:x="2.269cm" svg:y="1.843cm" svg:width="13.092cm" svg:height="5.757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6.3">
                <text:p>-86.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185cm" svg:y="0.315cm" chart:style-name="ch2">
          <text:p>Kalimba.mp3 (8217kt), pakkausnopeus</text:p>
        </chart:title>
        <chart:plot-area chart:style-name="ch3" chart:data-source-has-labels="both" svg:x="1.357cm" svg:y="1.631cm" svg:width="14.004cm" svg:height="6.181cm">
          <chartooo:coordinate-region svg:x="2.534cm" svg:y="1.844cm" svg:width="12.827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928">
                <text:p>229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037cm" svg:y="0.315cm" chart:style-name="ch2">
          <text:p>valtava.txt (67710kt)</text:p>
        </chart:title>
        <chart:plot-area chart:style-name="ch3" chart:data-source-has-labels="both" svg:x="1.357cm" svg:y="1.631cm" svg:width="14.004cm" svg:height="6.181cm">
          <chartooo:coordinate-region svg:x="1.978cm" svg:y="1.844cm" svg:width="13.383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.26">
                <text:p>64.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57cm" svg:y="0.315cm" chart:style-name="ch2">
          <text:p>Valtava.txt (67710kt), pakkausnopeus</text:p>
        </chart:title>
        <chart:legend chart:legend-position="end" svg:x="13.815cm" svg:y="4.187cm" style:legend-expansion="high" chart:style-name="ch3"/>
        <chart:plot-area chart:style-name="ch4" chart:data-source-has-labels="both" svg:x="1.357cm" svg:y="1.631cm" svg:width="11.82cm" svg:height="6.181cm">
          <chartooo:coordinate-region svg:x="2.534cm" svg:y="1.843cm" svg:width="10.643cm" svg:height="5.296cm"/>
          <chart:axis chart:dimension="x" chart:name="primary-x" chart:style-name="ch5" chartooo:axis-type="auto">
            <chartooo:date-scale/>
            <chart:title svg:x="6.376cm" svg:y="7.992cm" chart:style-name="ch6">
              <text:p>Blokin koko</text:p>
            </chart:title>
            <chart:categories table:cell-range-address="local-table.$A$2:.$A$4"/>
          </chart:axis>
          <chart:axis chart:dimension="y" chart:name="primary-y" chart:style-name="ch7">
            <chart:title svg:x="0.451cm" svg:y="5.016cm" chart:style-name="ch8">
              <text:p>ms</text:p>
            </chart:title>
            <chart:grid chart:style-name="ch9" chart:class="major"/>
          </chart:axis>
          <chart:series chart:style-name="ch10" chart:values-cell-range-address="local-table.$B$2:.$B$4" chart:label-cell-address="local-table.$B$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2544">
                <text:p>1254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74">
                <text:p>9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96">
                <text:p>949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151cm" svg:y="0.315cm" chart:style-name="ch2">
          <text:p>Pieni.txt (1,6kt), pakkausaika</text:p>
        </chart:title>
        <chart:plot-area chart:style-name="ch3" chart:data-source-has-labels="both" svg:x="1.357cm" svg:y="1.631cm" svg:width="14.004cm" svg:height="6.181cm">
          <chartooo:coordinate-region svg:x="1.978cm" svg:y="1.843cm" svg:width="13.383cm" svg:height="5.296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6cm" xlink:href="." xlink:type="simple" chart:class="chart:bar" chart:style-name="ch1">
        <chart:title svg:x="5.88cm" svg:y="0.315cm" chart:style-name="ch2">
          <text:p>keskisuuri.txt (17,7kt)</text:p>
        </chart:title>
        <chart:plot-area chart:style-name="ch3" chart:data-source-has-labels="both" svg:x="0.941cm" svg:y="1.59cm" svg:width="14.001cm" svg:height="6.164cm">
          <chartooo:coordinate-region svg:x="1.668cm" svg:y="1.802cm" svg:width="13.274cm" svg:height="5.74cm"/>
          <chart:axis chart:dimension="x" chart:name="primary-x" chart:style-name="ch4" chartooo:axis-type="auto">
            <chartooo:date-scale/>
            <chart:title svg:x="7.05cm" svg:y="7.934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034cm" svg:y="6.052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.13">
                <text:p>-8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516cm" svg:y="0.315cm" chart:style-name="ch2">
          <text:p>Keskisuuri.txt (17,7kt), pakkausaika</text:p>
        </chart:title>
        <chart:plot-area chart:style-name="ch3" chart:data-source-has-labels="both" svg:x="1.357cm" svg:y="1.631cm" svg:width="14.004cm" svg:height="6.181cm">
          <chartooo:coordinate-region svg:x="2.164cm" svg:y="1.844cm" svg:width="13.197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667cm" svg:y="0.315cm" chart:style-name="ch2">
          <text:p>Loremipsum.txt (73,8kt)</text:p>
        </chart:title>
        <chart:plot-area chart:style-name="ch3" chart:data-source-has-labels="both" svg:x="1.357cm" svg:y="1.631cm" svg:width="14.004cm" svg:height="6.181cm">
          <chartooo:coordinate-region svg:x="1.978cm" svg:y="1.843cm" svg:width="13.383cm" svg:height="5.296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23cm" svg:y="0.315cm" chart:style-name="ch2">
          <text:p>loremipsum.txt (73,8kt), pakkausaika</text:p>
        </chart:title>
        <chart:plot-area chart:style-name="ch3" chart:data-source-has-labels="both" svg:x="1.357cm" svg:y="1.631cm" svg:width="14.004cm" svg:height="6.181cm">
          <chartooo:coordinate-region svg:x="2.164cm" svg:y="1.844cm" svg:width="13.197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209cm" svg:y="0.315cm" chart:style-name="ch2">
          <text:p>suuri.xml (2945kt)</text:p>
        </chart:title>
        <chart:plot-area chart:style-name="ch3" chart:data-source-has-labels="both" svg:x="1.357cm" svg:y="1.631cm" svg:width="14.004cm" svg:height="6.181cm">
          <chartooo:coordinate-region svg:x="1.978cm" svg:y="1.844cm" svg:width="13.383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0.51">
                <text:p>40.5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6.9">
                <text:p>76.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886cm" svg:y="0.315cm" chart:style-name="ch2">
          <text:p>suuri.xml (2945kt), pakkausaika</text:p>
        </chart:title>
        <chart:plot-area chart:style-name="ch3" chart:data-source-has-labels="both" svg:x="1.357cm" svg:y="1.631cm" svg:width="14.004cm" svg:height="6.181cm">
          <chartooo:coordinate-region svg:x="2.164cm" svg:y="1.843cm" svg:width="13.197cm" svg:height="5.296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5.016cm" chart:style-name="ch7">
              <text:p>ms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143cm" svg:y="0.315cm" chart:style-name="ch2">
          <text:p>kuva.bmp (6890kt)</text:p>
        </chart:title>
        <chart:plot-area chart:style-name="ch3" chart:data-source-has-labels="both" svg:x="1.357cm" svg:y="1.631cm" svg:width="14.004cm" svg:height="6.181cm">
          <chartooo:coordinate-region svg:x="1.978cm" svg:y="1.844cm" svg:width="13.383cm" svg:height="5.295cm"/>
          <chart:axis chart:dimension="x" chart:name="primary-x" chart:style-name="ch4" chartooo:axis-type="auto">
            <chartooo:date-scale/>
            <chart:title svg:x="7.468cm" svg:y="7.992cm" chart:style-name="ch5">
              <text:p>Blokin koko</text:p>
            </chart:title>
            <chart:categories table:cell-range-address="local-table.$A$2:.$A$4"/>
          </chart:axis>
          <chart:axis chart:dimension="y" chart:name="primary-y" chart:style-name="ch6">
            <chart:title svg:x="0.451cm" svg:y="6.101cm" chart:style-name="ch7">
              <text:p>Pakkaussuhde, %</text:p>
            </chart:title>
            <chart:grid chart:style-name="ch8" chart:class="major"/>
          </chart:axis>
          <chart:series chart:style-name="ch9" chart:values-cell-range-address="local-table.$B$2:.$B$4" chart:label-cell-address="local-table.$B$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6">
                <text:p>15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